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paragraph-rsid="000df62c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rsid="000bcb7a" officeooo:paragraph-rsid="000bcb7a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rsid="000ccec8" officeooo:paragraph-rsid="000ccec8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rsid="000df62c" officeooo:paragraph-rsid="000df62c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4pt" fo:language="zxx" fo:country="none" officeooo:rsid="000df62c" officeooo:paragraph-rsid="000df62c" style:font-name-asian="Arial1" style:font-size-asian="14pt" style:language-asian="zxx" style:country-asian="none" style:font-name-complex="Arial1" style:font-size-complex="14pt" style:language-complex="zxx" style:country-complex="non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fo:break-before="page" style:text-autospace="none"/>
      <style:text-properties style:font-name="Courier New" fo:font-size="14pt" fo:language="zxx" fo:country="none" officeooo:rsid="000df62c" officeooo:paragraph-rsid="000df62c" style:font-name-asian="Arial1" style:font-size-asian="14pt" style:language-asian="zxx" style:country-asian="none" style:font-name-complex="Arial1" style:font-size-complex="14pt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12pt" officeooo:rsid="000bd2b4" officeooo:paragraph-rsid="000bd2b4" style:font-name-asian="Arial1" style:font-size-asian="12pt" style:font-name-complex="Arial1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12pt" officeooo:rsid="000bd2b4" officeooo:paragraph-rsid="000df62c" style:font-name-asian="Arial1" style:font-size-asian="12pt" style:font-name-complex="Arial1" style:font-size-complex="12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0pt" fo:language="zxx" fo:country="none" officeooo:rsid="000f9457" officeooo:paragraph-rsid="000f9457" style:font-name-asian="Arial1" style:font-size-asian="10pt" style:language-asian="zxx" style:country-asian="none" style:font-name-complex="Arial1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ield_0: Field value of 0</text:p>
      <text:p text:style-name="P10">Field_1: Field value of 1</text:p>
      <text:p text:style-name="P10">Field_2: Field value of 2</text:p>
      <text:p text:style-name="P10">Field_3: Field value of 3</text:p>
      <text:p text:style-name="P10">Field_4: Field value of 4</text:p>
      <text:p text:style-name="P10">Field_5: Field value of 5</text:p>
      <text:p text:style-name="P10">Field_6: Field value of 6</text:p>
      <text:p text:style-name="P10">Field_7: Field value of 7</text:p>
      <text:p text:style-name="P10">Field_8: Field value of 8</text:p>
      <text:p text:style-name="P10">Field_9: Field value of 9</text:p>
      <text:p text:style-name="P10">Field_10: Field value of 10</text:p>
      <text:p text:style-name="P10">Field_11: Field value of 11</text:p>
      <text:p text:style-name="P10">Field_12: Field value of 12</text:p>
      <text:p text:style-name="P10">Field_13: Field value of 13</text:p>
      <text:p text:style-name="P10">Field_14: Field value of 14</text:p>
      <text:p text:style-name="P10">Field_15: Field value of 15</text:p>
      <text:p text:style-name="P10">Field_16: Field value of 16</text:p>
      <text:p text:style-name="P10">Field_17: Field value of 17</text:p>
      <text:p text:style-name="P10">Field_18: Field value of 18</text:p>
      <text:p text:style-name="P10">Field_19: Field value of 19</text:p>
      <text:p text:style-name="P10">Field_20: Field value of 20</text:p>
      <text:p text:style-name="P10">Field_21: Field value of 21</text:p>
      <text:p text:style-name="P10">Field_22: Field value of 22</text:p>
      <text:p text:style-name="P10">Field_23: Field value of 23</text:p>
      <text:p text:style-name="P10">Field_24: Field value of 24</text:p>
      <text:p text:style-name="P10">Field_25: Field value of 25</text:p>
      <text:p text:style-name="P10">Field_26: Field value of 26</text:p>
      <text:p text:style-name="P10">Field_27: Field value of 27</text:p>
      <text:p text:style-name="P10">Field_28: Field value of 28</text:p>
      <text:p text:style-name="P10">Field_29: Field value of 29</text:p>
      <text:p text:style-name="P10">Field_30: Field value of 30</text:p>
      <text:p text:style-name="P10">Field_31: Field value of 31</text:p>
      <text:p text:style-name="P10">Field_32: Field value of 32</text:p>
      <text:p text:style-name="P10">Field_33: Field value of 33</text:p>
      <text:p text:style-name="P10">Field_34: Field value of 34</text:p>
      <text:p text:style-name="P10">Field_35: Field value of 35</text:p>
      <text:p text:style-name="P10">Field_36: Field value of 36</text:p>
      <text:p text:style-name="P10">Field_37: Field value of 37</text:p>
      <text:p text:style-name="P10">Field_38: Field value of 38</text:p>
      <text:p text:style-name="P10">Field_39: Field value of 39</text:p>
      <text:p text:style-name="P10">Field_40: Field value of 40</text:p>
      <text:p text:style-name="P10">Field_41: Field value of 41</text:p>
      <text:p text:style-name="P10">Field_42: Field value of 42</text:p>
      <text:p text:style-name="P10">Field_43: Field value of 43</text:p>
      <text:p text:style-name="P10">Field_44: Field value of 44</text:p>
      <text:p text:style-name="P10">Field_45: Field value of 45</text:p>
      <text:p text:style-name="P10">Field_46: Field value of 46</text:p>
      <text:p text:style-name="P10">Field_47: Field value of 47</text:p>
      <text:p text:style-name="P10">Field_48: Field value of 48</text:p>
      <text:p text:style-name="P10">Field_49: Field value of 49</text:p>
      <text:p text:style-name="P10">Field_50: Field value of 50</text:p>
      <text:p text:style-name="P10">Field_51: Field value of 51</text:p>
      <text:p text:style-name="P10">Field_52: Field value of 52</text:p>
      <text:p text:style-name="P10">Field_53: Field value of 53</text:p>
      <text:p text:style-name="P10">Field_54: Field value of 54</text:p>
      <text:p text:style-name="P10">Field_55: Field value of 55</text:p>
      <text:p text:style-name="P10">Field_56: Field value of 56</text:p>
      <text:p text:style-name="P10">Field_57: Field value of 57</text:p>
      <text:p text:style-name="P10">Field_58: Field value of 58</text:p>
      <text:p text:style-name="P10">Field_59: Field value of 59</text:p>
      <text:p text:style-name="P10">Field_60: Field value of 60</text:p>
      <text:p text:style-name="P10">Field_61: Field value of 61</text:p>
      <text:p text:style-name="P10">Field_62: Field value of 62</text:p>
      <text:p text:style-name="P10"><text:soft-page-break/>Field_63: Field value of 63</text:p>
      <text:p text:style-name="P10">Field_64: Field value of 64</text:p>
      <text:p text:style-name="P10">Field_65: Field value of 65</text:p>
      <text:p text:style-name="P10">Field_66: Field value of 66</text:p>
      <text:p text:style-name="P10">Field_67: Field value of 67</text:p>
      <text:p text:style-name="P10">Field_68: Field value of 68</text:p>
      <text:p text:style-name="P10">Field_69: Field value of 69</text:p>
      <text:p text:style-name="P10">Field_70: Field value of 70</text:p>
      <text:p text:style-name="P10">Field_71: Field value of 71</text:p>
      <text:p text:style-name="P10">Field_72: Field value of 72</text:p>
      <text:p text:style-name="P10">Field_73: Field value of 73</text:p>
      <text:p text:style-name="P10">Field_74: Field value of 74</text:p>
      <text:p text:style-name="P10">Field_75: Field value of 75</text:p>
      <text:p text:style-name="P10">Field_76: Field value of 76</text:p>
      <text:p text:style-name="P10">Field_77: Field value of 77</text:p>
      <text:p text:style-name="P10">Field_78: Field value of 78</text:p>
      <text:p text:style-name="P10">Field_79: Field value of 79</text:p>
      <text:p text:style-name="P10">Field_80: Field value of 80</text:p>
      <text:p text:style-name="P10">Field_81: Field value of 81</text:p>
      <text:p text:style-name="P10">Field_82: Field value of 82</text:p>
      <text:p text:style-name="P10">Field_83: Field value of 83</text:p>
      <text:p text:style-name="P10">Field_84: Field value of 84</text:p>
      <text:p text:style-name="P10">Field_85: Field value of 85</text:p>
      <text:p text:style-name="P10">Field_86: Field value of 86</text:p>
      <text:p text:style-name="P10">Field_87: Field value of 87</text:p>
      <text:p text:style-name="P10">Field_88: Field value of 88</text:p>
      <text:p text:style-name="P10">Field_89: Field value of 89</text:p>
      <text:p text:style-name="P10">Field_90: Field value of 90</text:p>
      <text:p text:style-name="P10">Field_91: Field value of 91</text:p>
      <text:p text:style-name="P10">Field_92: Field value of 92</text:p>
      <text:p text:style-name="P10">Field_93: Field value of 93</text:p>
      <text:p text:style-name="P10">Field_94: Field value of 94</text:p>
      <text:p text:style-name="P10">Field_95: Field value of 95</text:p>
      <text:p text:style-name="P10">Field_96: Field value of 96</text:p>
      <text:p text:style-name="P10">Field_97: Field value of 97</text:p>
      <text:p text:style-name="P10">Field_98: Field value of 98</text:p>
      <text:p text:style-name="P10">Field_99: Field value of 99</text:p>
      <text:p text:style-name="P10">Field_100: Field value of 100</text:p>
      <text:p text:style-name="P10">Field_101: Field value of 101</text:p>
      <text:p text:style-name="P10">Field_102: Field value of 102</text:p>
      <text:p text:style-name="P10">Field_103: Field value of 103</text:p>
      <text:p text:style-name="P10">Field_104: Field value of 104</text:p>
      <text:p text:style-name="P10">Field_105: Field value of 105</text:p>
      <text:p text:style-name="P10">Field_106: Field value of 106</text:p>
      <text:p text:style-name="P10">Field_107: Field value of 107</text:p>
      <text:p text:style-name="P10">Field_108: Field value of 108</text:p>
      <text:p text:style-name="P10">Field_109: Field value of 109</text:p>
      <text:p text:style-name="P10">Field_110: Field value of 110</text:p>
      <text:p text:style-name="P10">Field_111: Field value of 111</text:p>
      <text:p text:style-name="P10">Field_112: Field value of 112</text:p>
      <text:p text:style-name="P10">Field_113: Field value of 113</text:p>
      <text:p text:style-name="P10">Field_114: Field value of 114</text:p>
      <text:p text:style-name="P10">Field_115: Field value of 115</text:p>
      <text:p text:style-name="P10">Field_116: Field value of 116</text:p>
      <text:p text:style-name="P10">Field_117: Field value of 117</text:p>
      <text:p text:style-name="P10">Field_118: Field value of 118</text:p>
      <text:p text:style-name="P10">Field_119: Field value of 119</text:p>
      <text:p text:style-name="P10">Field_120: Field value of 120</text:p>
      <text:p text:style-name="P10">Field_121: Field value of 121</text:p>
      <text:p text:style-name="P10">Field_122: Field value of 122</text:p>
      <text:p text:style-name="P10">Field_123: Field value of 123</text:p>
      <text:p text:style-name="P10">Field_124: Field value of 124</text:p>
      <text:p text:style-name="P10">Field_125: Field value of 125</text:p>
      <text:p text:style-name="P10"><text:soft-page-break/>Field_126: Field value of 126</text:p>
      <text:p text:style-name="P10">Field_127: Field value of 127</text:p>
      <text:p text:style-name="P10">Field_128: Field value of 128</text:p>
      <text:p text:style-name="P10">Field_129: Field value of 129</text:p>
      <text:p text:style-name="P10">Field_130: Field value of 130</text:p>
      <text:p text:style-name="P10">Field_131: Field value of 131</text:p>
      <text:p text:style-name="P10">Field_132: Field value of 132</text:p>
      <text:p text:style-name="P10">Field_133: Field value of 133</text:p>
      <text:p text:style-name="P10">Field_134: Field value of 134</text:p>
      <text:p text:style-name="P10">Field_135: Field value of 135</text:p>
      <text:p text:style-name="P10">Field_136: Field value of 136</text:p>
      <text:p text:style-name="P10">Field_137: Field value of 137</text:p>
      <text:p text:style-name="P10">Field_138: Field value of 138</text:p>
      <text:p text:style-name="P10">Field_139: Field value of 139</text:p>
      <text:p text:style-name="P10">Field_140: Field value of 140</text:p>
      <text:p text:style-name="P10">Field_141: Field value of 141</text:p>
      <text:p text:style-name="P10">Field_142: Field value of 142</text:p>
      <text:p text:style-name="P10">Field_143: Field value of 143</text:p>
      <text:p text:style-name="P10">Field_144: Field value of 144</text:p>
      <text:p text:style-name="P10">Field_145: Field value of 145</text:p>
      <text:p text:style-name="P10">Field_146: Field value of 146</text:p>
      <text:p text:style-name="P10">Field_147: Field value of 147</text:p>
      <text:p text:style-name="P10">Field_148: Field value of 148</text:p>
      <text:p text:style-name="P10">Field_149: Field value of 149</text:p>
      <text:p text:style-name="P10">Field_150: Field value of 150</text:p>
      <text:p text:style-name="P10">Field_151: Field value of 151</text:p>
      <text:p text:style-name="P10">Field_152: Field value of 152</text:p>
      <text:p text:style-name="P10">Field_153: Field value of 153</text:p>
      <text:p text:style-name="P10">Field_154: Field value of 154</text:p>
      <text:p text:style-name="P10">Field_155: Field value of 155</text:p>
      <text:p text:style-name="P10">Field_156: Field value of 156</text:p>
      <text:p text:style-name="P10">Field_157: Field value of 157</text:p>
      <text:p text:style-name="P10">Field_158: Field value of 158</text:p>
      <text:p text:style-name="P10">Field_159: Field value of 159</text:p>
      <text:p text:style-name="P10">Field_160: Field value of 160</text:p>
      <text:p text:style-name="P10">Field_161: Field value of 161</text:p>
      <text:p text:style-name="P10">Field_162: Field value of 162</text:p>
      <text:p text:style-name="P10">Field_163: Field value of 163</text:p>
      <text:p text:style-name="P10">Field_164: Field value of 164</text:p>
      <text:p text:style-name="P10">Field_165: Field value of 165</text:p>
      <text:p text:style-name="P10">Field_166: Field value of 166</text:p>
      <text:p text:style-name="P10">Field_167: Field value of 167</text:p>
      <text:p text:style-name="P10">Field_168: Field value of 168</text:p>
      <text:p text:style-name="P10">Field_169: Field value of 169</text:p>
      <text:p text:style-name="P10">Field_170: Field value of 170</text:p>
      <text:p text:style-name="P10">Field_171: Field value of 171</text:p>
      <text:p text:style-name="P10">Field_172: Field value of 172</text:p>
      <text:p text:style-name="P10">Field_173: Field value of 173</text:p>
      <text:p text:style-name="P10">Field_174: Field value of 174</text:p>
      <text:p text:style-name="P10">Field_175: Field value of 175</text:p>
      <text:p text:style-name="P10">Field_176: Field value of 176</text:p>
      <text:p text:style-name="P10">Field_177: Field value of 177</text:p>
      <text:p text:style-name="P10">Field_178: Field value of 178</text:p>
      <text:p text:style-name="P10">Field_179: Field value of 179</text:p>
      <text:p text:style-name="P10">Field_180: Field value of 180</text:p>
      <text:p text:style-name="P10">Field_181: Field value of 181</text:p>
      <text:p text:style-name="P10">Field_182: Field value of 182</text:p>
      <text:p text:style-name="P10">Field_183: Field value of 183</text:p>
      <text:p text:style-name="P10">Field_184: Field value of 184</text:p>
      <text:p text:style-name="P10">Field_185: Field value of 185</text:p>
      <text:p text:style-name="P10">Field_186: Field value of 186</text:p>
      <text:p text:style-name="P10">Field_187: Field value of 187</text:p>
      <text:p text:style-name="P10">Field_188: Field value of 188</text:p>
      <text:p text:style-name="P10"><text:soft-page-break/>Field_189: Field value of 189</text:p>
      <text:p text:style-name="P10">Field_190: Field value of 190</text:p>
      <text:p text:style-name="P10">Field_191: Field value of 191</text:p>
      <text:p text:style-name="P10">Field_192: Field value of 192</text:p>
      <text:p text:style-name="P10">Field_193: Field value of 193</text:p>
      <text:p text:style-name="P10">Field_194: Field value of 194</text:p>
      <text:p text:style-name="P10">Field_195: Field value of 195</text:p>
      <text:p text:style-name="P10">Field_196: Field value of 196</text:p>
      <text:p text:style-name="P10">Field_197: Field value of 197</text:p>
      <text:p text:style-name="P10">Field_198: Field value of 198</text:p>
      <text:p text:style-name="P10">Field_199: Field value of 199</text:p>
      <text:p text:style-name="P10">Field_200: Field value of 200</text:p>
      <text:p text:style-name="P10">Field_201: Field value of 201</text:p>
      <text:p text:style-name="P10">Field_202: Field value of 202</text:p>
      <text:p text:style-name="P10">Field_203: Field value of 203</text:p>
      <text:p text:style-name="P10">Field_204: Field value of 204</text:p>
      <text:p text:style-name="P10">Field_205: Field value of 205</text:p>
      <text:p text:style-name="P10">Field_206: Field value of 206</text:p>
      <text:p text:style-name="P10">Field_207: Field value of 207</text:p>
      <text:p text:style-name="P10">Field_208: Field value of 208</text:p>
      <text:p text:style-name="P10">Field_209: Field value of 209</text:p>
      <text:p text:style-name="P10">Field_210: Field value of 210</text:p>
      <text:p text:style-name="P10">Field_211: Field value of 211</text:p>
      <text:p text:style-name="P10">Field_212: Field value of 212</text:p>
      <text:p text:style-name="P10">Field_213: Field value of 213</text:p>
      <text:p text:style-name="P10">Field_214: Field value of 214</text:p>
      <text:p text:style-name="P10">Field_215: Field value of 215</text:p>
      <text:p text:style-name="P10">Field_216: Field value of 216</text:p>
      <text:p text:style-name="P10">Field_217: Field value of 217</text:p>
      <text:p text:style-name="P10">Field_218: Field value of 218</text:p>
      <text:p text:style-name="P10">Field_219: Field value of 219</text:p>
      <text:p text:style-name="P10">Field_220: Field value of 220</text:p>
      <text:p text:style-name="P10">Field_221: Field value of 221</text:p>
      <text:p text:style-name="P10">Field_222: Field value of 222</text:p>
      <text:p text:style-name="P10">Field_223: Field value of 223</text:p>
      <text:p text:style-name="P10">Field_224: Field value of 224</text:p>
      <text:p text:style-name="P10">Field_225: Field value of 225</text:p>
      <text:p text:style-name="P10">Field_226: Field value of 226</text:p>
      <text:p text:style-name="P10">Field_227: Field value of 227</text:p>
      <text:p text:style-name="P10">Field_228: Field value of 228</text:p>
      <text:p text:style-name="P10">Field_229: Field value of 229</text:p>
      <text:p text:style-name="P10">Field_230: Field value of 230</text:p>
      <text:p text:style-name="P10">Field_231: Field value of 231</text:p>
      <text:p text:style-name="P10">Field_232: Field value of 232</text:p>
      <text:p text:style-name="P10">Field_233: Field value of 233</text:p>
      <text:p text:style-name="P10">Field_234: Field value of 234</text:p>
      <text:p text:style-name="P10">Field_235: Field value of 235</text:p>
      <text:p text:style-name="P10">Field_236: Field value of 236</text:p>
      <text:p text:style-name="P10">Field_237: Field value of 237</text:p>
      <text:p text:style-name="P10">Field_238: Field value of 238</text:p>
      <text:p text:style-name="P10">Field_239: Field value of 239</text:p>
      <text:p text:style-name="P10">Field_240: Field value of 240</text:p>
      <text:p text:style-name="P10">Field_241: Field value of 241</text:p>
      <text:p text:style-name="P10">Field_242: Field value of 242</text:p>
      <text:p text:style-name="P10">Field_243: Field value of 243</text:p>
      <text:p text:style-name="P10">Field_244: Field value of 244</text:p>
      <text:p text:style-name="P10">Field_245: Field value of 245</text:p>
      <text:p text:style-name="P10">Field_246: Field value of 246</text:p>
      <text:p text:style-name="P10">Field_247: Field value of 247</text:p>
      <text:p text:style-name="P10">Field_248: Field value of 248</text:p>
      <text:p text:style-name="P10">Field_249: Field value of 249</text:p>
      <text:p text:style-name="P10">Field_250: Field value of 250</text:p>
      <text:p text:style-name="P10">Field_251: Field value of 251</text:p>
      <text:p text:style-name="P10"><text:soft-page-break/>Field_252: Field value of 252</text:p>
      <text:p text:style-name="P10">Field_253: Field value of 253</text:p>
      <text:p text:style-name="P10">Field_254: Field value of 254</text:p>
      <text:p text:style-name="P10">Field_255: Field value of 255</text:p>
      <text:p text:style-name="P10">Field_256: Field value of 256</text:p>
      <text:p text:style-name="P10">Field_257: Field value of 257</text:p>
      <text:p text:style-name="P10">Field_258: Field value of 258</text:p>
      <text:p text:style-name="P10">Field_259: Field value of 259</text:p>
      <text:p text:style-name="P10">Field_260: Field value of 260</text:p>
      <text:p text:style-name="P10">Field_261: Field value of 261</text:p>
      <text:p text:style-name="P10">Field_262: Field value of 262</text:p>
      <text:p text:style-name="P10">Field_263: Field value of 263</text:p>
      <text:p text:style-name="P10">Field_264: Field value of 264</text:p>
      <text:p text:style-name="P10">Field_265: Field value of 265</text:p>
      <text:p text:style-name="P10">Field_266: Field value of 266</text:p>
      <text:p text:style-name="P10">Field_267: Field value of 267</text:p>
      <text:p text:style-name="P10">Field_268: Field value of 268</text:p>
      <text:p text:style-name="P10">Field_269: Field value of 269</text:p>
      <text:p text:style-name="P10">Field_270: Field value of 270</text:p>
      <text:p text:style-name="P10">Field_271: Field value of 271</text:p>
      <text:p text:style-name="P10">Field_272: Field value of 272</text:p>
      <text:p text:style-name="P10">Field_273: Field value of 273</text:p>
      <text:p text:style-name="P10">Field_274: Field value of 274</text:p>
      <text:p text:style-name="P10">Field_275: Field value of 275</text:p>
      <text:p text:style-name="P10">Field_276: Field value of 276</text:p>
      <text:p text:style-name="P10">Field_277: Field value of 277</text:p>
      <text:p text:style-name="P10">Field_278: Field value of 278</text:p>
      <text:p text:style-name="P10">Field_279: Field value of 279</text:p>
      <text:p text:style-name="P10">Field_280: Field value of 280</text:p>
      <text:p text:style-name="P10">Field_281: Field value of 281</text:p>
      <text:p text:style-name="P10">Field_282: Field value of 282</text:p>
      <text:p text:style-name="P10">Field_283: Field value of 283</text:p>
      <text:p text:style-name="P10">Field_284: Field value of 284</text:p>
      <text:p text:style-name="P10">Field_285: Field value of 285</text:p>
      <text:p text:style-name="P10">Field_286: Field value of 286</text:p>
      <text:p text:style-name="P10">Field_287: Field value of 287</text:p>
      <text:p text:style-name="P10">Field_288: Field value of 288</text:p>
      <text:p text:style-name="P10">Field_289: Field value of 289</text:p>
      <text:p text:style-name="P10">Field_290: Field value of 290</text:p>
      <text:p text:style-name="P10">Field_291: Field value of 291</text:p>
      <text:p text:style-name="P10">Field_292: Field value of 292</text:p>
      <text:p text:style-name="P10">Field_293: Field value of 293</text:p>
      <text:p text:style-name="P10">Field_294: Field value of 294</text:p>
      <text:p text:style-name="P10">Field_295: Field value of 295</text:p>
      <text:p text:style-name="P10">Field_296: Field value of 296</text:p>
      <text:p text:style-name="P10">Field_297: Field value of 297</text:p>
      <text:p text:style-name="P10">Field_298: Field value of 298</text:p>
      <text:p text:style-name="P10">Field_299: Field value of 299</text:p>
      <text:p text:style-name="P10">Field_300: Field value of 300</text:p>
      <text:p text:style-name="P10">Field_301: Field value of 301</text:p>
      <text:p text:style-name="P10">Field_302: Field value of 302</text:p>
      <text:p text:style-name="P10">Field_303: Field value of 303</text:p>
      <text:p text:style-name="P10">Field_304: Field value of 304</text:p>
      <text:p text:style-name="P10">Field_305: Field value of 305</text:p>
      <text:p text:style-name="P10">Field_306: Field value of 306</text:p>
      <text:p text:style-name="P10">Field_307: Field value of 307</text:p>
      <text:p text:style-name="P10">Field_308: Field value of 308</text:p>
      <text:p text:style-name="P10">Field_309: Field value of 309</text:p>
      <text:p text:style-name="P10">Field_310: Field value of 310</text:p>
      <text:p text:style-name="P10">Field_311: Field value of 311</text:p>
      <text:p text:style-name="P10">Field_312: Field value of 312</text:p>
      <text:p text:style-name="P10">Field_313: Field value of 313</text:p>
      <text:p text:style-name="P10">Field_314: Field value of 314</text:p>
      <text:p text:style-name="P10"><text:soft-page-break/>Field_315: Field value of 315</text:p>
      <text:p text:style-name="P10">Field_316: Field value of 316</text:p>
      <text:p text:style-name="P10">Field_317: Field value of 317</text:p>
      <text:p text:style-name="P10">Field_318: Field value of 318</text:p>
      <text:p text:style-name="P10">Field_319: Field value of 319</text:p>
      <text:p text:style-name="P10">Field_320: Field value of 320</text:p>
      <text:p text:style-name="P10">Field_321: Field value of 321</text:p>
      <text:p text:style-name="P10">Field_322: Field value of 322</text:p>
      <text:p text:style-name="P10">Field_323: Field value of 323</text:p>
      <text:p text:style-name="P10">Field_324: Field value of 324</text:p>
      <text:p text:style-name="P10">Field_325: Field value of 325</text:p>
      <text:p text:style-name="P10">Field_326: Field value of 326</text:p>
      <text:p text:style-name="P10">Field_327: Field value of 327</text:p>
      <text:p text:style-name="P10">Field_328: Field value of 328</text:p>
      <text:p text:style-name="P10">Field_329: Field value of 329</text:p>
      <text:p text:style-name="P10">Field_330: Field value of 330</text:p>
      <text:p text:style-name="P10">Field_331: Field value of 331</text:p>
      <text:p text:style-name="P10">Field_332: Field value of 332</text:p>
      <text:p text:style-name="P10">Field_333: Field value of 333</text:p>
      <text:p text:style-name="P10">Field_334: Field value of 334</text:p>
      <text:p text:style-name="P10">Field_335: Field value of 335</text:p>
      <text:p text:style-name="P10">Field_336: Field value of 336</text:p>
      <text:p text:style-name="P10">Field_337: Field value of 337</text:p>
      <text:p text:style-name="P10">Field_338: Field value of 338</text:p>
      <text:p text:style-name="P10">Field_339: Field value of 339</text:p>
      <text:p text:style-name="P10">Field_340: Field value of 340</text:p>
      <text:p text:style-name="P10">Field_341: Field value of 341</text:p>
      <text:p text:style-name="P10">Field_342: Field value of 342</text:p>
      <text:p text:style-name="P10">Field_343: Field value of 343</text:p>
      <text:p text:style-name="P10">Field_344: Field value of 344</text:p>
      <text:p text:style-name="P10">Field_345: Field value of 345</text:p>
      <text:p text:style-name="P10">Field_346: Field value of 346</text:p>
      <text:p text:style-name="P10">Field_347: Field value of 347</text:p>
      <text:p text:style-name="P10">Field_348: Field value of 348</text:p>
      <text:p text:style-name="P10">Field_349: Field value of 349</text:p>
      <text:p text:style-name="P10">Field_350: Field value of 350</text:p>
      <text:p text:style-name="P10">Field_351: Field value of 351</text:p>
      <text:p text:style-name="P10">Field_352: Field value of 352</text:p>
      <text:p text:style-name="P10">Field_353: Field value of 353</text:p>
      <text:p text:style-name="P10">Field_354: Field value of 354</text:p>
      <text:p text:style-name="P10">Field_355: Field value of 355</text:p>
      <text:p text:style-name="P10">Field_356: Field value of 356</text:p>
      <text:p text:style-name="P10">Field_357: Field value of 357</text:p>
      <text:p text:style-name="P10">Field_358: Field value of 358</text:p>
      <text:p text:style-name="P10">Field_359: Field value of 359</text:p>
      <text:p text:style-name="P10">Field_360: Field value of 360</text:p>
      <text:p text:style-name="P10">Field_361: Field value of 361</text:p>
      <text:p text:style-name="P10">Field_362: Field value of 362</text:p>
      <text:p text:style-name="P10">Field_363: Field value of 363</text:p>
      <text:p text:style-name="P10">Field_364: Field value of 364</text:p>
      <text:p text:style-name="P10">Field_365: Field value of 365</text:p>
      <text:p text:style-name="P10">Field_366: Field value of 366</text:p>
      <text:p text:style-name="P10">Field_367: Field value of 367</text:p>
      <text:p text:style-name="P10">Field_368: Field value of 368</text:p>
      <text:p text:style-name="P10">Field_369: Field value of 369</text:p>
      <text:p text:style-name="P10">Field_370: Field value of 370</text:p>
      <text:p text:style-name="P10">Field_371: Field value of 371</text:p>
      <text:p text:style-name="P10">Field_372: Field value of 372</text:p>
      <text:p text:style-name="P10">Field_373: Field value of 373</text:p>
      <text:p text:style-name="P10">Field_374: Field value of 374</text:p>
      <text:p text:style-name="P10">Field_375: Field value of 375</text:p>
      <text:p text:style-name="P10">Field_376: Field value of 376</text:p>
      <text:p text:style-name="P10">Field_377: Field value of 377</text:p>
      <text:p text:style-name="P10"><text:soft-page-break/>Field_378: Field value of 378</text:p>
      <text:p text:style-name="P10">Field_379: Field value of 379</text:p>
      <text:p text:style-name="P10">Field_380: Field value of 380</text:p>
      <text:p text:style-name="P10">Field_381: Field value of 381</text:p>
      <text:p text:style-name="P10">Field_382: Field value of 382</text:p>
      <text:p text:style-name="P10">Field_383: Field value of 383</text:p>
      <text:p text:style-name="P10">Field_384: Field value of 384</text:p>
      <text:p text:style-name="P10">Field_385: Field value of 385</text:p>
      <text:p text:style-name="P10">Field_386: Field value of 386</text:p>
      <text:p text:style-name="P10">Field_387: Field value of 387</text:p>
      <text:p text:style-name="P10">Field_388: Field value of 388</text:p>
      <text:p text:style-name="P10">Field_389: Field value of 389</text:p>
      <text:p text:style-name="P10">Field_390: Field value of 390</text:p>
      <text:p text:style-name="P10">Field_391: Field value of 391</text:p>
      <text:p text:style-name="P10">Field_392: Field value of 392</text:p>
      <text:p text:style-name="P10">Field_393: Field value of 393</text:p>
      <text:p text:style-name="P10">Field_394: Field value of 394</text:p>
      <text:p text:style-name="P10">Field_395: Field value of 395</text:p>
      <text:p text:style-name="P10">Field_396: Field value of 396</text:p>
      <text:p text:style-name="P10">Field_397: Field value of 397</text:p>
      <text:p text:style-name="P10">Field_398: Field value of 398</text:p>
      <text:p text:style-name="P10">Field_399: Field value of 399</text:p>
      <text:p text:style-name="P10">Field_400: Field value of 400</text:p>
      <text:p text:style-name="P10">Field_401: Field value of 401</text:p>
      <text:p text:style-name="P10">Field_402: Field value of 402</text:p>
      <text:p text:style-name="P10">Field_403: Field value of 403</text:p>
      <text:p text:style-name="P10">Field_404: Field value of 404</text:p>
      <text:p text:style-name="P10">Field_405: Field value of 405</text:p>
      <text:p text:style-name="P10">Field_406: Field value of 406</text:p>
      <text:p text:style-name="P10">Field_407: Field value of 407</text:p>
      <text:p text:style-name="P10">Field_408: Field value of 408</text:p>
      <text:p text:style-name="P10">Field_409: Field value of 409</text:p>
      <text:p text:style-name="P10">Field_410: Field value of 410</text:p>
      <text:p text:style-name="P10">Field_411: Field value of 411</text:p>
      <text:p text:style-name="P10">Field_412: Field value of 412</text:p>
      <text:p text:style-name="P10">Field_413: Field value of 413</text:p>
      <text:p text:style-name="P10">Field_414: Field value of 414</text:p>
      <text:p text:style-name="P10">Field_415: Field value of 415</text:p>
      <text:p text:style-name="P10">Field_416: Field value of 416</text:p>
      <text:p text:style-name="P10">Field_417: Field value of 417</text:p>
      <text:p text:style-name="P10">Field_418: Field value of 418</text:p>
      <text:p text:style-name="P10">Field_419: Field value of 419</text:p>
      <text:p text:style-name="P10">Field_420: Field value of 420</text:p>
      <text:p text:style-name="P10">Field_421: Field value of 421</text:p>
      <text:p text:style-name="P10">Field_422: Field value of 422</text:p>
      <text:p text:style-name="P10">Field_423: Field value of 423</text:p>
      <text:p text:style-name="P10">Field_424: Field value of 424</text:p>
      <text:p text:style-name="P10">Field_425: Field value of 425</text:p>
      <text:p text:style-name="P10">Field_426: Field value of 426</text:p>
      <text:p text:style-name="P10">Field_427: Field value of 427</text:p>
      <text:p text:style-name="P10">Field_428: Field value of 428</text:p>
      <text:p text:style-name="P10">Field_429: Field value of 429</text:p>
      <text:p text:style-name="P10">Field_430: Field value of 430</text:p>
      <text:p text:style-name="P10">Field_431: Field value of 431</text:p>
      <text:p text:style-name="P10">Field_432: Field value of 432</text:p>
      <text:p text:style-name="P10">Field_433: Field value of 433</text:p>
      <text:p text:style-name="P10">Field_434: Field value of 434</text:p>
      <text:p text:style-name="P10">Field_435: Field value of 435</text:p>
      <text:p text:style-name="P10">Field_436: Field value of 436</text:p>
      <text:p text:style-name="P10">Field_437: Field value of 437</text:p>
      <text:p text:style-name="P10">Field_438: Field value of 438</text:p>
      <text:p text:style-name="P10">Field_439: Field value of 439</text:p>
      <text:p text:style-name="P10">Field_440: Field value of 440</text:p>
      <text:p text:style-name="P10"><text:soft-page-break/>Field_441: Field value of 441</text:p>
      <text:p text:style-name="P10">Field_442: Field value of 442</text:p>
      <text:p text:style-name="P10">Field_443: Field value of 443</text:p>
      <text:p text:style-name="P10">Field_444: Field value of 444</text:p>
      <text:p text:style-name="P10">Field_445: Field value of 445</text:p>
      <text:p text:style-name="P10">Field_446: Field value of 446</text:p>
      <text:p text:style-name="P10">Field_447: Field value of 447</text:p>
      <text:p text:style-name="P10">Field_448: Field value of 448</text:p>
      <text:p text:style-name="P10">Field_449: Field value of 449</text:p>
      <text:p text:style-name="P10">Field_450: Field value of 450</text:p>
      <text:p text:style-name="P10">Field_451: Field value of 451</text:p>
      <text:p text:style-name="P10">Field_452: Field value of 452</text:p>
      <text:p text:style-name="P10">Field_453: Field value of 453</text:p>
      <text:p text:style-name="P10">Field_454: Field value of 454</text:p>
      <text:p text:style-name="P10">Field_455: Field value of 455</text:p>
      <text:p text:style-name="P10">Field_456: Field value of 456</text:p>
      <text:p text:style-name="P10">Field_457: Field value of 457</text:p>
      <text:p text:style-name="P10">Field_458: Field value of 458</text:p>
      <text:p text:style-name="P10">Field_459: Field value of 459</text:p>
      <text:p text:style-name="P10">Field_460: Field value of 460</text:p>
      <text:p text:style-name="P10">Field_461: Field value of 461</text:p>
      <text:p text:style-name="P10">Field_462: Field value of 462</text:p>
      <text:p text:style-name="P10">Field_463: Field value of 463</text:p>
      <text:p text:style-name="P10">Field_464: Field value of 464</text:p>
      <text:p text:style-name="P10">Field_465: Field value of 465</text:p>
      <text:p text:style-name="P10">Field_466: Field value of 466</text:p>
      <text:p text:style-name="P10">Field_467: Field value of 467</text:p>
      <text:p text:style-name="P10">Field_468: Field value of 468</text:p>
      <text:p text:style-name="P10">Field_469: Field value of 469</text:p>
      <text:p text:style-name="P10">Field_470: Field value of 470</text:p>
      <text:p text:style-name="P10">Field_471: Field value of 471</text:p>
      <text:p text:style-name="P10">Field_472: Field value of 472</text:p>
      <text:p text:style-name="P10">Field_473: Field value of 473</text:p>
      <text:p text:style-name="P10">Field_474: Field value of 474</text:p>
      <text:p text:style-name="P10">Field_475: Field value of 475</text:p>
      <text:p text:style-name="P10">Field_476: Field value of 476</text:p>
      <text:p text:style-name="P10">Field_477: Field value of 477</text:p>
      <text:p text:style-name="P10">Field_478: Field value of 478</text:p>
      <text:p text:style-name="P10">Field_479: Field value of 479</text:p>
      <text:p text:style-name="P10">Field_480: Field value of 480</text:p>
      <text:p text:style-name="P10">Field_481: Field value of 481</text:p>
      <text:p text:style-name="P10">Field_482: Field value of 482</text:p>
      <text:p text:style-name="P10">Field_483: Field value of 483</text:p>
      <text:p text:style-name="P10">Field_484: Field value of 484</text:p>
      <text:p text:style-name="P10">Field_485: Field value of 485</text:p>
      <text:p text:style-name="P10">Field_486: Field value of 486</text:p>
      <text:p text:style-name="P10">Field_487: Field value of 487</text:p>
      <text:p text:style-name="P10">Field_488: Field value of 488</text:p>
      <text:p text:style-name="P10">Field_489: Field value of 489</text:p>
      <text:p text:style-name="P10">Field_490: Field value of 490</text:p>
      <text:p text:style-name="P10">Field_491: Field value of 491</text:p>
      <text:p text:style-name="P10">Field_492: Field value of 492</text:p>
      <text:p text:style-name="P10">Field_493: Field value of 493</text:p>
      <text:p text:style-name="P10">Field_494: Field value of 494</text:p>
      <text:p text:style-name="P10">Field_495: Field value of 495</text:p>
      <text:p text:style-name="P10">Field_496: Field value of 496</text:p>
      <text:p text:style-name="P10">Field_497: Field value of 497</text:p>
      <text:p text:style-name="P10">Field_498: Field value of 498</text:p>
      <text:p text:style-name="P10">Field_499: Field value of 499</text:p>
      <text:p text:style-name="P10">Field_500: Field value of 500</text:p>
      <text:p text:style-name="P10">Field_501: Field value of 501</text:p>
      <text:p text:style-name="P10">Field_502: Field value of 502</text:p>
      <text:p text:style-name="P10">Field_503: Field value of 503</text:p>
      <text:p text:style-name="P10"><text:soft-page-break/>Field_504: Field value of 504</text:p>
      <text:p text:style-name="P10">Field_505: Field value of 505</text:p>
      <text:p text:style-name="P10">Field_506: Field value of 506</text:p>
      <text:p text:style-name="P10">Field_507: Field value of 507</text:p>
      <text:p text:style-name="P10">Field_508: Field value of 508</text:p>
      <text:p text:style-name="P10">Field_509: Field value of 509</text:p>
      <text:p text:style-name="P10">Field_510: Field value of 510</text:p>
      <text:p text:style-name="P10">Field_511: Field value of 511</text:p>
      <text:p text:style-name="P10">Field_512: Field value of 512</text:p>
      <text:p text:style-name="P10">Field_513: Field value of 513</text:p>
      <text:p text:style-name="P10">Field_514: Field value of 514</text:p>
      <text:p text:style-name="P10">Field_515: Field value of 515</text:p>
      <text:p text:style-name="P10">Field_516: Field value of 516</text:p>
      <text:p text:style-name="P10">Field_517: Field value of 517</text:p>
      <text:p text:style-name="P10">Field_518: Field value of 518</text:p>
      <text:p text:style-name="P10">Field_519: Field value of 519</text:p>
      <text:p text:style-name="P10">Field_520: Field value of 520</text:p>
      <text:p text:style-name="P10">Field_521: Field value of 521</text:p>
      <text:p text:style-name="P10">Field_522: Field value of 522</text:p>
      <text:p text:style-name="P10">Field_523: Field value of 523</text:p>
      <text:p text:style-name="P10">Field_524: Field value of 524</text:p>
      <text:p text:style-name="P10">Field_525: Field value of 525</text:p>
      <text:p text:style-name="P10">Field_526: Field value of 526</text:p>
      <text:p text:style-name="P10">Field_527: Field value of 527</text:p>
      <text:p text:style-name="P10">Field_528: Field value of 528</text:p>
      <text:p text:style-name="P10">Field_529: Field value of 529</text:p>
      <text:p text:style-name="P10">Field_530: Field value of 530</text:p>
      <text:p text:style-name="P10">Field_531: Field value of 531</text:p>
      <text:p text:style-name="P10">Field_532: Field value of 532</text:p>
      <text:p text:style-name="P10">Field_533: Field value of 533</text:p>
      <text:p text:style-name="P10">Field_534: Field value of 534</text:p>
      <text:p text:style-name="P10">Field_535: Field value of 535</text:p>
      <text:p text:style-name="P10">Field_536: Field value of 536</text:p>
      <text:p text:style-name="P10">Field_537: Field value of 537</text:p>
      <text:p text:style-name="P10">Field_538: Field value of 538</text:p>
      <text:p text:style-name="P10">Field_539: Field value of 539</text:p>
      <text:p text:style-name="P10">Field_540: Field value of 540</text:p>
      <text:p text:style-name="P10">Field_541: Field value of 541</text:p>
      <text:p text:style-name="P10">Field_542: Field value of 542</text:p>
      <text:p text:style-name="P10">Field_543: Field value of 543</text:p>
      <text:p text:style-name="P10">Field_544: Field value of 544</text:p>
      <text:p text:style-name="P10">Field_545: Field value of 545</text:p>
      <text:p text:style-name="P10">Field_546: Field value of 546</text:p>
      <text:p text:style-name="P10">Field_547: Field value of 547</text:p>
      <text:p text:style-name="P10">Field_548: Field value of 548</text:p>
      <text:p text:style-name="P10">Field_549: Field value of 549</text:p>
      <text:p text:style-name="P10">Field_550: Field value of 550</text:p>
      <text:p text:style-name="P10">Field_551: Field value of 551</text:p>
      <text:p text:style-name="P10">Field_552: Field value of 552</text:p>
      <text:p text:style-name="P10">Field_553: Field value of 553</text:p>
      <text:p text:style-name="P10">Field_554: Field value of 554</text:p>
      <text:p text:style-name="P10">Field_555: Field value of 555</text:p>
      <text:p text:style-name="P10">Field_556: Field value of 556</text:p>
      <text:p text:style-name="P10">Field_557: Field value of 557</text:p>
      <text:p text:style-name="P10">Field_558: Field value of 558</text:p>
      <text:p text:style-name="P10">Field_559: Field value of 559</text:p>
      <text:p text:style-name="P10">Field_560: Field value of 560</text:p>
      <text:p text:style-name="P10">Field_561: Field value of 561</text:p>
      <text:p text:style-name="P10">Field_562: Field value of 562</text:p>
      <text:p text:style-name="P10">Field_563: Field value of 563</text:p>
      <text:p text:style-name="P10">Field_564: Field value of 564</text:p>
      <text:p text:style-name="P10">Field_565: Field value of 565</text:p>
      <text:p text:style-name="P10">Field_566: Field value of 566</text:p>
      <text:p text:style-name="P10"><text:soft-page-break/>Field_567: Field value of 567</text:p>
      <text:p text:style-name="P10">Field_568: Field value of 568</text:p>
      <text:p text:style-name="P10">Field_569: Field value of 569</text:p>
      <text:p text:style-name="P10">Field_570: Field value of 570</text:p>
      <text:p text:style-name="P10">Field_571: Field value of 571</text:p>
      <text:p text:style-name="P10">Field_572: Field value of 572</text:p>
      <text:p text:style-name="P10">Field_573: Field value of 573</text:p>
      <text:p text:style-name="P10">Field_574: Field value of 574</text:p>
      <text:p text:style-name="P10">Field_575: Field value of 575</text:p>
      <text:p text:style-name="P10">Field_576: Field value of 576</text:p>
      <text:p text:style-name="P10">Field_577: Field value of 577</text:p>
      <text:p text:style-name="P10">Field_578: Field value of 578</text:p>
      <text:p text:style-name="P10">Field_579: Field value of 579</text:p>
      <text:p text:style-name="P10">Field_580: Field value of 580</text:p>
      <text:p text:style-name="P10">Field_581: Field value of 581</text:p>
      <text:p text:style-name="P10">Field_582: Field value of 582</text:p>
      <text:p text:style-name="P10">Field_583: Field value of 583</text:p>
      <text:p text:style-name="P10">Field_584: Field value of 584</text:p>
      <text:p text:style-name="P10">Field_585: Field value of 585</text:p>
      <text:p text:style-name="P10">Field_586: Field value of 586</text:p>
      <text:p text:style-name="P10">Field_587: Field value of 587</text:p>
      <text:p text:style-name="P10">Field_588: Field value of 588</text:p>
      <text:p text:style-name="P10">Field_589: Field value of 589</text:p>
      <text:p text:style-name="P10">Field_590: Field value of 590</text:p>
      <text:p text:style-name="P10">Field_591: Field value of 591</text:p>
      <text:p text:style-name="P10">Field_592: Field value of 592</text:p>
      <text:p text:style-name="P10">Field_593: Field value of 593</text:p>
      <text:p text:style-name="P10">Field_594: Field value of 594</text:p>
      <text:p text:style-name="P10">Field_595: Field value of 595</text:p>
      <text:p text:style-name="P10">Field_596: Field value of 596</text:p>
      <text:p text:style-name="P10">Field_597: Field value of 597</text:p>
      <text:p text:style-name="P10">Field_598: Field value of 598</text:p>
      <text:p text:style-name="P10">Field_599: Field value of 599</text:p>
      <text:p text:style-name="P10">Field_600: Field value of 600</text:p>
      <text:p text:style-name="P10">Field_601: Field value of 601</text:p>
      <text:p text:style-name="P10">Field_602: Field value of 602</text:p>
      <text:p text:style-name="P10">Field_603: Field value of 603</text:p>
      <text:p text:style-name="P10">Field_604: Field value of 604</text:p>
      <text:p text:style-name="P10">Field_605: Field value of 605</text:p>
      <text:p text:style-name="P10">Field_606: Field value of 606</text:p>
      <text:p text:style-name="P10">Field_607: Field value of 607</text:p>
      <text:p text:style-name="P10">Field_608: Field value of 608</text:p>
      <text:p text:style-name="P10">Field_609: Field value of 609</text:p>
      <text:p text:style-name="P10">Field_610: Field value of 610</text:p>
      <text:p text:style-name="P10">Field_611: Field value of 611</text:p>
      <text:p text:style-name="P10">Field_612: Field value of 612</text:p>
      <text:p text:style-name="P10">Field_613: Field value of 613</text:p>
      <text:p text:style-name="P10">Field_614: Field value of 614</text:p>
      <text:p text:style-name="P10">Field_615: Field value of 615</text:p>
      <text:p text:style-name="P10">Field_616: Field value of 616</text:p>
      <text:p text:style-name="P10">Field_617: Field value of 617</text:p>
      <text:p text:style-name="P10">Field_618: Field value of 618</text:p>
      <text:p text:style-name="P10">Field_619: Field value of 619</text:p>
      <text:p text:style-name="P10">Field_620: Field value of 620</text:p>
      <text:p text:style-name="P10">Field_621: Field value of 621</text:p>
      <text:p text:style-name="P10">Field_622: Field value of 622</text:p>
      <text:p text:style-name="P10">Field_623: Field value of 623</text:p>
      <text:p text:style-name="P10">Field_624: Field value of 624</text:p>
      <text:p text:style-name="P10">Field_625: Field value of 625</text:p>
      <text:p text:style-name="P10">Field_626: Field value of 626</text:p>
      <text:p text:style-name="P10">Field_627: Field value of 627</text:p>
      <text:p text:style-name="P10">Field_628: Field value of 628</text:p>
      <text:p text:style-name="P10">Field_629: Field value of 629</text:p>
      <text:p text:style-name="P10"><text:soft-page-break/>Field_630: Field value of 630</text:p>
      <text:p text:style-name="P10">Field_631: Field value of 631</text:p>
      <text:p text:style-name="P10">Field_632: Field value of 632</text:p>
      <text:p text:style-name="P10">Field_633: Field value of 633</text:p>
      <text:p text:style-name="P10">Field_634: Field value of 634</text:p>
      <text:p text:style-name="P10">Field_635: Field value of 635</text:p>
      <text:p text:style-name="P10">Field_636: Field value of 636</text:p>
      <text:p text:style-name="P10">Field_637: Field value of 637</text:p>
      <text:p text:style-name="P10">Field_638: Field value of 638</text:p>
      <text:p text:style-name="P10">Field_639: Field value of 639</text:p>
      <text:p text:style-name="P10">Field_640: Field value of 640</text:p>
      <text:p text:style-name="P10">Field_641: Field value of 641</text:p>
      <text:p text:style-name="P10">Field_642: Field value of 642</text:p>
      <text:p text:style-name="P10">Field_643: Field value of 643</text:p>
      <text:p text:style-name="P10">Field_644: Field value of 644</text:p>
      <text:p text:style-name="P10">Field_645: Field value of 645</text:p>
      <text:p text:style-name="P10">Field_646: Field value of 646</text:p>
      <text:p text:style-name="P10">Field_647: Field value of 647</text:p>
      <text:p text:style-name="P10">Field_648: Field value of 648</text:p>
      <text:p text:style-name="P10">Field_649: Field value of 649</text:p>
      <text:p text:style-name="P10">Field_650: Field value of 650</text:p>
      <text:p text:style-name="P10">Field_651: Field value of 651</text:p>
      <text:p text:style-name="P10">Field_652: Field value of 652</text:p>
      <text:p text:style-name="P10">Field_653: Field value of 653</text:p>
      <text:p text:style-name="P10">Field_654: Field value of 654</text:p>
      <text:p text:style-name="P10">Field_655: Field value of 655</text:p>
      <text:p text:style-name="P10">Field_656: Field value of 656</text:p>
      <text:p text:style-name="P10">Field_657: Field value of 657</text:p>
      <text:p text:style-name="P10">Field_658: Field value of 658</text:p>
      <text:p text:style-name="P10">Field_659: Field value of 659</text:p>
      <text:p text:style-name="P10">Field_660: Field value of 660</text:p>
      <text:p text:style-name="P10">Field_661: Field value of 661</text:p>
      <text:p text:style-name="P10">Field_662: Field value of 662</text:p>
      <text:p text:style-name="P10">Field_663: Field value of 663</text:p>
      <text:p text:style-name="P10">Field_664: Field value of 664</text:p>
      <text:p text:style-name="P10">Field_665: Field value of 665</text:p>
      <text:p text:style-name="P10">Field_666: Field value of 666</text:p>
      <text:p text:style-name="P10">Field_667: Field value of 667</text:p>
      <text:p text:style-name="P10">Field_668: Field value of 668</text:p>
      <text:p text:style-name="P10">Field_669: Field value of 669</text:p>
      <text:p text:style-name="P10">Field_670: Field value of 670</text:p>
      <text:p text:style-name="P10">Field_671: Field value of 671</text:p>
      <text:p text:style-name="P10">Field_672: Field value of 672</text:p>
      <text:p text:style-name="P10">Field_673: Field value of 673</text:p>
      <text:p text:style-name="P10">Field_674: Field value of 674</text:p>
      <text:p text:style-name="P10">Field_675: Field value of 675</text:p>
      <text:p text:style-name="P10">Field_676: Field value of 676</text:p>
      <text:p text:style-name="P10">Field_677: Field value of 677</text:p>
      <text:p text:style-name="P10">Field_678: Field value of 678</text:p>
      <text:p text:style-name="P10">Field_679: Field value of 679</text:p>
      <text:p text:style-name="P10">Field_680: Field value of 680</text:p>
      <text:p text:style-name="P10">Field_681: Field value of 681</text:p>
      <text:p text:style-name="P10">Field_682: Field value of 682</text:p>
      <text:p text:style-name="P10">Field_683: Field value of 683</text:p>
      <text:p text:style-name="P10">Field_684: Field value of 684</text:p>
      <text:p text:style-name="P10">Field_685: Field value of 685</text:p>
      <text:p text:style-name="P10">Field_686: Field value of 686</text:p>
      <text:p text:style-name="P10">Field_687: Field value of 687</text:p>
      <text:p text:style-name="P10">Field_688: Field value of 688</text:p>
      <text:p text:style-name="P10">Field_689: Field value of 689</text:p>
      <text:p text:style-name="P10">Field_690: Field value of 690</text:p>
      <text:p text:style-name="P10">Field_691: Field value of 691</text:p>
      <text:p text:style-name="P10">Field_692: Field value of 692</text:p>
      <text:p text:style-name="P10"><text:soft-page-break/>Field_693: Field value of 693</text:p>
      <text:p text:style-name="P10">Field_694: Field value of 694</text:p>
      <text:p text:style-name="P10">Field_695: Field value of 695</text:p>
      <text:p text:style-name="P10">Field_696: Field value of 696</text:p>
      <text:p text:style-name="P10">Field_697: Field value of 697</text:p>
      <text:p text:style-name="P10">Field_698: Field value of 698</text:p>
      <text:p text:style-name="P10">Field_699: Field value of 699</text:p>
      <text:p text:style-name="P10">Field_700: Field value of 700</text:p>
      <text:p text:style-name="P10">Field_701: Field value of 701</text:p>
      <text:p text:style-name="P10">Field_702: Field value of 702</text:p>
      <text:p text:style-name="P10">Field_703: Field value of 703</text:p>
      <text:p text:style-name="P10">Field_704: Field value of 704</text:p>
      <text:p text:style-name="P10">Field_705: Field value of 705</text:p>
      <text:p text:style-name="P10">Field_706: Field value of 706</text:p>
      <text:p text:style-name="P10">Field_707: Field value of 707</text:p>
      <text:p text:style-name="P10">Field_708: Field value of 708</text:p>
      <text:p text:style-name="P10">Field_709: Field value of 709</text:p>
      <text:p text:style-name="P10">Field_710: Field value of 710</text:p>
      <text:p text:style-name="P10">Field_711: Field value of 711</text:p>
      <text:p text:style-name="P10">Field_712: Field value of 712</text:p>
      <text:p text:style-name="P10">Field_713: Field value of 713</text:p>
      <text:p text:style-name="P10">Field_714: Field value of 714</text:p>
      <text:p text:style-name="P10">Field_715: Field value of 715</text:p>
      <text:p text:style-name="P10">Field_716: Field value of 716</text:p>
      <text:p text:style-name="P10">Field_717: Field value of 717</text:p>
      <text:p text:style-name="P10">Field_718: Field value of 718</text:p>
      <text:p text:style-name="P10">Field_719: Field value of 719</text:p>
      <text:p text:style-name="P10">Field_720: Field value of 720</text:p>
      <text:p text:style-name="P10">Field_721: Field value of 721</text:p>
      <text:p text:style-name="P10">Field_722: Field value of 722</text:p>
      <text:p text:style-name="P10">Field_723: Field value of 723</text:p>
      <text:p text:style-name="P10">Field_724: Field value of 724</text:p>
      <text:p text:style-name="P10">Field_725: Field value of 725</text:p>
      <text:p text:style-name="P10">Field_726: Field value of 726</text:p>
      <text:p text:style-name="P10">Field_727: Field value of 727</text:p>
      <text:p text:style-name="P10">Field_728: Field value of 728</text:p>
      <text:p text:style-name="P10">Field_729: Field value of 729</text:p>
      <text:p text:style-name="P10">Field_730: Field value of 730</text:p>
      <text:p text:style-name="P10">Field_731: Field value of 731</text:p>
      <text:p text:style-name="P10">Field_732: Field value of 732</text:p>
      <text:p text:style-name="P10">Field_733: Field value of 733</text:p>
      <text:p text:style-name="P10">Field_734: Field value of 734</text:p>
      <text:p text:style-name="P10">Field_735: Field value of 735</text:p>
      <text:p text:style-name="P10">Field_736: Field value of 736</text:p>
      <text:p text:style-name="P10">Field_737: Field value of 737</text:p>
      <text:p text:style-name="P10">Field_738: Field value of 738</text:p>
      <text:p text:style-name="P10">Field_739: Field value of 739</text:p>
      <text:p text:style-name="P10">Field_740: Field value of 740</text:p>
      <text:p text:style-name="P10">Field_741: Field value of 741</text:p>
      <text:p text:style-name="P10">Field_742: Field value of 742</text:p>
      <text:p text:style-name="P10">Field_743: Field value of 743</text:p>
      <text:p text:style-name="P10">Field_744: Field value of 744</text:p>
      <text:p text:style-name="P10">Field_745: Field value of 745</text:p>
      <text:p text:style-name="P10">Field_746: Field value of 746</text:p>
      <text:p text:style-name="P10">Field_747: Field value of 747</text:p>
      <text:p text:style-name="P10">Field_748: Field value of 748</text:p>
      <text:p text:style-name="P10">Field_749: Field value of 749</text:p>
      <text:p text:style-name="P10">Field_750: Field value of 750</text:p>
      <text:p text:style-name="P10">Field_751: Field value of 751</text:p>
      <text:p text:style-name="P10">Field_752: Field value of 752</text:p>
      <text:p text:style-name="P10">Field_753: Field value of 753</text:p>
      <text:p text:style-name="P10">Field_754: Field value of 754</text:p>
      <text:p text:style-name="P10">Field_755: Field value of 755</text:p>
      <text:p text:style-name="P10"><text:soft-page-break/>Field_756: Field value of 756</text:p>
      <text:p text:style-name="P10">Field_757: Field value of 757</text:p>
      <text:p text:style-name="P10">Field_758: Field value of 758</text:p>
      <text:p text:style-name="P10">Field_759: Field value of 759</text:p>
      <text:p text:style-name="P10">Field_760: Field value of 760</text:p>
      <text:p text:style-name="P10">Field_761: Field value of 761</text:p>
      <text:p text:style-name="P10">Field_762: Field value of 762</text:p>
      <text:p text:style-name="P10">Field_763: Field value of 763</text:p>
      <text:p text:style-name="P10">Field_764: Field value of 764</text:p>
      <text:p text:style-name="P10">Field_765: Field value of 765</text:p>
      <text:p text:style-name="P10">Field_766: Field value of 766</text:p>
      <text:p text:style-name="P10">Field_767: Field value of 767</text:p>
      <text:p text:style-name="P10">Field_768: Field value of 768</text:p>
      <text:p text:style-name="P10">Field_769: Field value of 769</text:p>
      <text:p text:style-name="P10">Field_770: Field value of 770</text:p>
      <text:p text:style-name="P10">Field_771: Field value of 771</text:p>
      <text:p text:style-name="P10">Field_772: Field value of 772</text:p>
      <text:p text:style-name="P10">Field_773: Field value of 773</text:p>
      <text:p text:style-name="P10">Field_774: Field value of 774</text:p>
      <text:p text:style-name="P10">Field_775: Field value of 775</text:p>
      <text:p text:style-name="P10">Field_776: Field value of 776</text:p>
      <text:p text:style-name="P10">Field_777: Field value of 777</text:p>
      <text:p text:style-name="P10">Field_778: Field value of 778</text:p>
      <text:p text:style-name="P10">Field_779: Field value of 779</text:p>
      <text:p text:style-name="P10">Field_780: Field value of 780</text:p>
      <text:p text:style-name="P10">Field_781: Field value of 781</text:p>
      <text:p text:style-name="P10">Field_782: Field value of 782</text:p>
      <text:p text:style-name="P10">Field_783: Field value of 783</text:p>
      <text:p text:style-name="P10">Field_784: Field value of 784</text:p>
      <text:p text:style-name="P10">Field_785: Field value of 785</text:p>
      <text:p text:style-name="P10">Field_786: Field value of 786</text:p>
      <text:p text:style-name="P10">Field_787: Field value of 787</text:p>
      <text:p text:style-name="P10">Field_788: Field value of 788</text:p>
      <text:p text:style-name="P10">Field_789: Field value of 789</text:p>
      <text:p text:style-name="P10">Field_790: Field value of 790</text:p>
      <text:p text:style-name="P10">Field_791: Field value of 791</text:p>
      <text:p text:style-name="P10">Field_792: Field value of 792</text:p>
      <text:p text:style-name="P10">Field_793: Field value of 793</text:p>
      <text:p text:style-name="P10">Field_794: Field value of 794</text:p>
      <text:p text:style-name="P10">Field_795: Field value of 795</text:p>
      <text:p text:style-name="P10">Field_796: Field value of 796</text:p>
      <text:p text:style-name="P10">Field_797: Field value of 797</text:p>
      <text:p text:style-name="P10">Field_798: Field value of 798</text:p>
      <text:p text:style-name="P10">Field_799: Field value of 799</text:p>
      <text:p text:style-name="P10">Field_800: Field value of 800</text:p>
      <text:p text:style-name="P10">Field_801: Field value of 801</text:p>
      <text:p text:style-name="P10">Field_802: Field value of 802</text:p>
      <text:p text:style-name="P10">Field_803: Field value of 803</text:p>
      <text:p text:style-name="P10">Field_804: Field value of 804</text:p>
      <text:p text:style-name="P10">Field_805: Field value of 805</text:p>
      <text:p text:style-name="P10">Field_806: Field value of 806</text:p>
      <text:p text:style-name="P10">Field_807: Field value of 807</text:p>
      <text:p text:style-name="P10">Field_808: Field value of 808</text:p>
      <text:p text:style-name="P10">Field_809: Field value of 809</text:p>
      <text:p text:style-name="P10">Field_810: Field value of 810</text:p>
      <text:p text:style-name="P10">Field_811: Field value of 811</text:p>
      <text:p text:style-name="P10">Field_812: Field value of 812</text:p>
      <text:p text:style-name="P10">Field_813: Field value of 813</text:p>
      <text:p text:style-name="P10">Field_814: Field value of 814</text:p>
      <text:p text:style-name="P10">Field_815: Field value of 815</text:p>
      <text:p text:style-name="P10">Field_816: Field value of 816</text:p>
      <text:p text:style-name="P10">Field_817: Field value of 817</text:p>
      <text:p text:style-name="P10">Field_818: Field value of 818</text:p>
      <text:p text:style-name="P10"><text:soft-page-break/>Field_819: Field value of 819</text:p>
      <text:p text:style-name="P10">Field_820: Field value of 820</text:p>
      <text:p text:style-name="P10">Field_821: Field value of 821</text:p>
      <text:p text:style-name="P10">Field_822: Field value of 822</text:p>
      <text:p text:style-name="P10">Field_823: Field value of 823</text:p>
      <text:p text:style-name="P10">Field_824: Field value of 824</text:p>
      <text:p text:style-name="P10">Field_825: Field value of 825</text:p>
      <text:p text:style-name="P10">Field_826: Field value of 826</text:p>
      <text:p text:style-name="P10">Field_827: Field value of 827</text:p>
      <text:p text:style-name="P10">Field_828: Field value of 828</text:p>
      <text:p text:style-name="P10">Field_829: Field value of 829</text:p>
      <text:p text:style-name="P10">Field_830: Field value of 830</text:p>
      <text:p text:style-name="P10">Field_831: Field value of 831</text:p>
      <text:p text:style-name="P10">Field_832: Field value of 832</text:p>
      <text:p text:style-name="P10">Field_833: Field value of 833</text:p>
      <text:p text:style-name="P10">Field_834: Field value of 834</text:p>
      <text:p text:style-name="P10">Field_835: Field value of 835</text:p>
      <text:p text:style-name="P10">Field_836: Field value of 836</text:p>
      <text:p text:style-name="P10">Field_837: Field value of 837</text:p>
      <text:p text:style-name="P10">Field_838: Field value of 838</text:p>
      <text:p text:style-name="P10">Field_839: Field value of 839</text:p>
      <text:p text:style-name="P10">Field_840: Field value of 840</text:p>
      <text:p text:style-name="P10">Field_841: Field value of 841</text:p>
      <text:p text:style-name="P10">Field_842: Field value of 842</text:p>
      <text:p text:style-name="P10">Field_843: Field value of 843</text:p>
      <text:p text:style-name="P10">Field_844: Field value of 844</text:p>
      <text:p text:style-name="P10">Field_845: Field value of 845</text:p>
      <text:p text:style-name="P10">Field_846: Field value of 846</text:p>
      <text:p text:style-name="P10">Field_847: Field value of 847</text:p>
      <text:p text:style-name="P10">Field_848: Field value of 848</text:p>
      <text:p text:style-name="P10">Field_849: Field value of 849</text:p>
      <text:p text:style-name="P10">Field_850: Field value of 850</text:p>
      <text:p text:style-name="P10">Field_851: Field value of 851</text:p>
      <text:p text:style-name="P10">Field_852: Field value of 852</text:p>
      <text:p text:style-name="P10">Field_853: Field value of 853</text:p>
      <text:p text:style-name="P10">Field_854: Field value of 854</text:p>
      <text:p text:style-name="P10">Field_855: Field value of 855</text:p>
      <text:p text:style-name="P10">Field_856: Field value of 856</text:p>
      <text:p text:style-name="P10">Field_857: Field value of 857</text:p>
      <text:p text:style-name="P10">Field_858: Field value of 858</text:p>
      <text:p text:style-name="P10">Field_859: Field value of 859</text:p>
      <text:p text:style-name="P10">Field_860: Field value of 860</text:p>
      <text:p text:style-name="P10">Field_861: Field value of 861</text:p>
      <text:p text:style-name="P10">Field_862: Field value of 862</text:p>
      <text:p text:style-name="P10">Field_863: Field value of 863</text:p>
      <text:p text:style-name="P10">Field_864: Field value of 864</text:p>
      <text:p text:style-name="P10">Field_865: Field value of 865</text:p>
      <text:p text:style-name="P10">Field_866: Field value of 866</text:p>
      <text:p text:style-name="P10">Field_867: Field value of 867</text:p>
      <text:p text:style-name="P10">Field_868: Field value of 868</text:p>
      <text:p text:style-name="P10">Field_869: Field value of 869</text:p>
      <text:p text:style-name="P10">Field_870: Field value of 870</text:p>
      <text:p text:style-name="P10">Field_871: Field value of 871</text:p>
      <text:p text:style-name="P10">Field_872: Field value of 872</text:p>
      <text:p text:style-name="P10">Field_873: Field value of 873</text:p>
      <text:p text:style-name="P10">Field_874: Field value of 874</text:p>
      <text:p text:style-name="P10">Field_875: Field value of 875</text:p>
      <text:p text:style-name="P10">Field_876: Field value of 876</text:p>
      <text:p text:style-name="P10">Field_877: Field value of 877</text:p>
      <text:p text:style-name="P10">Field_878: Field value of 878</text:p>
      <text:p text:style-name="P10">Field_879: Field value of 879</text:p>
      <text:p text:style-name="P10">Field_880: Field value of 880</text:p>
      <text:p text:style-name="P10">Field_881: Field value of 881</text:p>
      <text:p text:style-name="P10"><text:soft-page-break/>Field_882: Field value of 882</text:p>
      <text:p text:style-name="P10">Field_883: Field value of 883</text:p>
      <text:p text:style-name="P10">Field_884: Field value of 884</text:p>
      <text:p text:style-name="P10">Field_885: Field value of 885</text:p>
      <text:p text:style-name="P10">Field_886: Field value of 886</text:p>
      <text:p text:style-name="P10">Field_887: Field value of 887</text:p>
      <text:p text:style-name="P10">Field_888: Field value of 888</text:p>
      <text:p text:style-name="P10">Field_889: Field value of 889</text:p>
      <text:p text:style-name="P10">Field_890: Field value of 890</text:p>
      <text:p text:style-name="P10">Field_891: Field value of 891</text:p>
      <text:p text:style-name="P10">Field_892: Field value of 892</text:p>
      <text:p text:style-name="P10">Field_893: Field value of 893</text:p>
      <text:p text:style-name="P10">Field_894: Field value of 894</text:p>
      <text:p text:style-name="P10">Field_895: Field value of 895</text:p>
      <text:p text:style-name="P10">Field_896: Field value of 896</text:p>
      <text:p text:style-name="P10">Field_897: Field value of 897</text:p>
      <text:p text:style-name="P10">Field_898: Field value of 898</text:p>
      <text:p text:style-name="P10">Field_899: Field value of 899</text:p>
      <text:p text:style-name="P10">Field_900: Field value of 900</text:p>
      <text:p text:style-name="P10">Field_901: Field value of 901</text:p>
      <text:p text:style-name="P10">Field_902: Field value of 902</text:p>
      <text:p text:style-name="P10">Field_903: Field value of 903</text:p>
      <text:p text:style-name="P10">Field_904: Field value of 904</text:p>
      <text:p text:style-name="P10">Field_905: Field value of 905</text:p>
      <text:p text:style-name="P10">Field_906: Field value of 906</text:p>
      <text:p text:style-name="P10">Field_907: Field value of 907</text:p>
      <text:p text:style-name="P10">Field_908: Field value of 908</text:p>
      <text:p text:style-name="P10">Field_909: Field value of 909</text:p>
      <text:p text:style-name="P10">Field_910: Field value of 910</text:p>
      <text:p text:style-name="P10">Field_911: Field value of 911</text:p>
      <text:p text:style-name="P10">Field_912: Field value of 912</text:p>
      <text:p text:style-name="P10">Field_913: Field value of 913</text:p>
      <text:p text:style-name="P10">Field_914: Field value of 914</text:p>
      <text:p text:style-name="P10">Field_915: Field value of 915</text:p>
      <text:p text:style-name="P10">Field_916: Field value of 916</text:p>
      <text:p text:style-name="P10">Field_917: Field value of 917</text:p>
      <text:p text:style-name="P10">Field_918: Field value of 918</text:p>
      <text:p text:style-name="P10">Field_919: Field value of 919</text:p>
      <text:p text:style-name="P10">Field_920: Field value of 920</text:p>
      <text:p text:style-name="P10">Field_921: Field value of 921</text:p>
      <text:p text:style-name="P10">Field_922: Field value of 922</text:p>
      <text:p text:style-name="P10">Field_923: Field value of 923</text:p>
      <text:p text:style-name="P10">Field_924: Field value of 924</text:p>
      <text:p text:style-name="P10">Field_925: Field value of 925</text:p>
      <text:p text:style-name="P10">Field_926: Field value of 926</text:p>
      <text:p text:style-name="P10">Field_927: Field value of 927</text:p>
      <text:p text:style-name="P10">Field_928: Field value of 928</text:p>
      <text:p text:style-name="P10">Field_929: Field value of 929</text:p>
      <text:p text:style-name="P10">Field_930: Field value of 930</text:p>
      <text:p text:style-name="P10">Field_931: Field value of 931</text:p>
      <text:p text:style-name="P10">Field_932: Field value of 932</text:p>
      <text:p text:style-name="P10">Field_933: Field value of 933</text:p>
      <text:p text:style-name="P10">Field_934: Field value of 934</text:p>
      <text:p text:style-name="P10">Field_935: Field value of 935</text:p>
      <text:p text:style-name="P10">Field_936: Field value of 936</text:p>
      <text:p text:style-name="P10">Field_937: Field value of 937</text:p>
      <text:p text:style-name="P10">Field_938: Field value of 938</text:p>
      <text:p text:style-name="P10">Field_939: Field value of 939</text:p>
      <text:p text:style-name="P10">Field_940: Field value of 940</text:p>
      <text:p text:style-name="P10">Field_941: Field value of 941</text:p>
      <text:p text:style-name="P10">Field_942: Field value of 942</text:p>
      <text:p text:style-name="P10">Field_943: Field value of 943</text:p>
      <text:p text:style-name="P10">Field_944: Field value of 944</text:p>
      <text:p text:style-name="P10"><text:soft-page-break/>Field_945: Field value of 945</text:p>
      <text:p text:style-name="P10">Field_946: Field value of 946</text:p>
      <text:p text:style-name="P10">Field_947: Field value of 947</text:p>
      <text:p text:style-name="P10">Field_948: Field value of 948</text:p>
      <text:p text:style-name="P10">Field_949: Field value of 949</text:p>
      <text:p text:style-name="P10">Field_950: Field value of 950</text:p>
      <text:p text:style-name="P10">Field_951: Field value of 951</text:p>
      <text:p text:style-name="P10">Field_952: Field value of 952</text:p>
      <text:p text:style-name="P10">Field_953: Field value of 953</text:p>
      <text:p text:style-name="P10">Field_954: Field value of 954</text:p>
      <text:p text:style-name="P10">Field_955: Field value of 955</text:p>
      <text:p text:style-name="P10">Field_956: Field value of 956</text:p>
      <text:p text:style-name="P10">Field_957: Field value of 957</text:p>
      <text:p text:style-name="P10">Field_958: Field value of 958</text:p>
      <text:p text:style-name="P10">Field_959: Field value of 959</text:p>
      <text:p text:style-name="P10">Field_960: Field value of 960</text:p>
      <text:p text:style-name="P10">Field_961: Field value of 961</text:p>
      <text:p text:style-name="P10">Field_962: Field value of 962</text:p>
      <text:p text:style-name="P10">Field_963: Field value of 963</text:p>
      <text:p text:style-name="P10">Field_964: Field value of 964</text:p>
      <text:p text:style-name="P10">Field_965: Field value of 965</text:p>
      <text:p text:style-name="P10">Field_966: Field value of 966</text:p>
      <text:p text:style-name="P10">Field_967: Field value of 967</text:p>
      <text:p text:style-name="P10">Field_968: Field value of 968</text:p>
      <text:p text:style-name="P10">Field_969: Field value of 969</text:p>
      <text:p text:style-name="P10">Field_970: Field value of 970</text:p>
      <text:p text:style-name="P10">Field_971: Field value of 971</text:p>
      <text:p text:style-name="P10">Field_972: Field value of 972</text:p>
      <text:p text:style-name="P10">Field_973: Field value of 973</text:p>
      <text:p text:style-name="P10">Field_974: Field value of 974</text:p>
      <text:p text:style-name="P10">Field_975: Field value of 975</text:p>
      <text:p text:style-name="P10">Field_976: Field value of 976</text:p>
      <text:p text:style-name="P10">Field_977: Field value of 977</text:p>
      <text:p text:style-name="P10">Field_978: Field value of 978</text:p>
      <text:p text:style-name="P10">Field_979: Field value of 979</text:p>
      <text:p text:style-name="P10">Field_980: Field value of 980</text:p>
      <text:p text:style-name="P10">Field_981: Field value of 981</text:p>
      <text:p text:style-name="P10">Field_982: Field value of 982</text:p>
      <text:p text:style-name="P10">Field_983: Field value of 983</text:p>
      <text:p text:style-name="P10">Field_984: Field value of 984</text:p>
      <text:p text:style-name="P10">Field_985: Field value of 985</text:p>
      <text:p text:style-name="P10">Field_986: Field value of 986</text:p>
      <text:p text:style-name="P10">Field_987: Field value of 987</text:p>
      <text:p text:style-name="P10">Field_988: Field value of 988</text:p>
      <text:p text:style-name="P10">Field_989: Field value of 989</text:p>
      <text:p text:style-name="P10">Field_990: Field value of 990</text:p>
      <text:p text:style-name="P10">Field_991: Field value of 991</text:p>
      <text:p text:style-name="P10">Field_992: Field value of 992</text:p>
      <text:p text:style-name="P10">Field_993: Field value of 993</text:p>
      <text:p text:style-name="P10">Field_994: Field value of 994</text:p>
      <text:p text:style-name="P10">Field_995: Field value of 995</text:p>
      <text:p text:style-name="P10">Field_996: Field value of 996</text:p>
      <text:p text:style-name="P10">Field_997: Field value of 997</text:p>
      <text:p text:style-name="P10">Field_998: Field value of 998</text:p>
      <text:p text:style-name="P10">Field_999: Field value of 99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e" style:family="paragraph" style:parent-style-name="Standard" style:master-page-name="">
      <style:paragraph-properties fo:margin-left="1.7717in" fo:margin-right="0in" fo:margin-top="0in" fo:margin-bottom="0.0783in" loext:contextual-spacing="false" fo:text-align="justify" style:justify-single-word="false" fo:text-indent="0in" style:auto-text-indent="false" style:page-number="auto"/>
      <style:text-properties fo:font-size="9pt" fo:language="zxx" fo:country="none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6-03-18T10:54:50.647834897</dc:date>
    <meta:editing-duration>P1DT1H39M19S</meta:editing-duration>
    <meta:editing-cycles>47</meta:editing-cycles>
    <meta:generator>LibreOffice/5.1.1.3$Linux_X86_64 LibreOffice_project/10m0$Build-3</meta:generator>
    <meta:document-statistic meta:table-count="0" meta:image-count="0" meta:object-count="0" meta:page-count="16" meta:paragraph-count="1000" meta:word-count="2000" meta:character-count="21780" meta:non-whitespace-character-count="20780"/>
  </office:meta>
</office:document-meta>
</file>